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5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1.492cm" fo:break-before="auto" style:use-optimal-row-height="fals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46cm" fo:break-before="auto" style:use-optimal-row-height="false"/>
    </style:style>
    <style:style style:name="ro8" style:family="table-row">
      <style:table-row-properties style:row-height="0.813cm" fo:break-before="auto" style:use-optimal-row-height="false"/>
    </style:style>
    <style:style style:name="ro9" style:family="table-row">
      <style:table-row-properties style:row-height="0.859cm" fo:break-before="auto" style:use-optimal-row-height="false"/>
    </style:style>
    <style:style style:name="ro10" style:family="table-row">
      <style:table-row-properties style:row-height="0.723cm" fo:break-before="auto" style:use-optimal-row-height="fals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0.416cm" fo:break-before="auto" style:use-optimal-row-height="tru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51pt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51pt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-bottom="0.99pt solid #000000" fo:border-left="none" fo:border-right="none" fo:border-top="none"/>
      <style:text-properties fo:font-size="11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ize="11pt"/>
    </style:style>
    <style:style style:name="ce8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51pt solid #000000" fo:border-left="0.51pt solid #000000" fo:border-right="0.51pt solid #000000" fo:border-top="none"/>
      <style:text-properties fo:font-size="12pt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 calcext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 calcext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 calcext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 calcext:value-type="string">
            <text:p>Update checkpoints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 calcext:value-type="string">
            <text:p>Update I18n from translate.multibit.org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5" office:value-type="string" calcext:value-type="string">
            <text:p>Tests run cleanly (with -DrunFunctionalTests=true)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 calcext:value-type="string">
            <text:p>Sign with PGP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heck</text:p>
          </table:table-cell>
          <table:table-cell table:style-name="ce9" office:value-type="string" calcext:value-type="string">
            <text:p>Mac 10.6.8</text:p>
          </table:table-cell>
          <table:table-cell table:style-name="ce9" office:value-type="string" calcext:value-type="string">
            <text:p>Ubuntu <text:s/>10.4 LTS</text:p>
          </table:table-cell>
          <table:table-cell table:style-name="ce9" office:value-type="string" calcext:value-type="string">
            <text:p>Win 8</text:p>
          </table:table-cell>
          <table:table-cell table:style-name="ce3" office:value-type="string" calcext:value-type="string">
            <text:p>Comment</text:p>
          </table:table-cell>
          <table:table-cell table:style-name="ce16" table:number-columns-repeated="1019"/>
        </table:table-row>
        <table:table-row table:style-name="ro4">
          <table:table-cell table:style-name="ce6"/>
          <table:table-cell table:style-name="ce10" office:value-type="string" calcext:value-type="string">
            <text:p>Java 1.7.0_40</text:p>
          </table:table-cell>
          <table:table-cell table:style-name="ce12" office:value-type="string" calcext:value-type="string">
            <text:p>IcedTea6 1.9.10</text:p>
          </table:table-cell>
          <table:table-cell table:style-name="ce10" office:value-type="string" calcext:value-type="string">
            <text:p>Java 1.7.0</text:p>
          </table:table-cell>
          <table:table-cell table:style-name="ce6"/>
          <table:table-cell table:number-columns-repeated="1019"/>
        </table:table-row>
        <table:table-row table:style-name="ro5">
          <table:table-cell office:value-type="string" calcext:value-type="string">
            <text:p>Installs o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Open / close wall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reate wall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dd / Change / Remove passwor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View and edit tick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View chart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View help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rt keys – unencrypte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mport keys – unencrypte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xport keys – encrypte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mport keys – encrypted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d zero confirmations – loc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eceive zero confirmation – loc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nd zero confirmations – across V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eceive zero confirmation – across V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nd confirm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eceive confirm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nd+receive in same wallet confirmation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ign messa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Verify messag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Reset blockchain and transactions</text:p>
          </table:table-cell>
          <table:table-cell table:number-columns-repeated="1023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2">
          <table:table-cell office:value-type="string" calcext:value-type="string">
            <text:p>Update website with release notes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3">
          <table:table-cell office:value-type="string" calcext:value-type="string">
            <text:p>Update website with download URL + size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0">
          <table:table-cell table:style-name="ce7" office:value-type="string" calcext:value-type="string">
            <text:p>Upload multibit.exe + win installer to virustotal.com</text:p>
          </table:table-cell>
          <table:table-cell table:style-name="ce8" office:value-type="string" calcext:value-type="string">
            <text:p>□</text:p>
          </table:table-cell>
          <table:table-cell table:style-name="Default" table:number-columns-repeated="1022"/>
        </table:table-row>
        <table:table-row table:style-name="ro14">
          <table:table-cell office:value-type="string" calcext:value-type="string">
            <text:p>Downloads ok from website index.html</text:p>
          </table:table-cell>
          <table:table-cell table:number-columns-repeated="3" table:style-name="ce8" office:value-type="string" calcext:value-type="string">
            <text:p>□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Default" office:value-type="string" calcext:value-type="string">
            <text:p>P.S. Update version.txt when happy with release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9:11:34</meta:creation-date>
    <meta:generator>LibreOffice/4.1.1.2$MacOSX_x86 LibreOffice_project/7e4286b58adc75a14f6d83f53a03b6c11fa2903</meta:generator>
    <dc:date>2013-12-14T11:21:22.693645000</dc:date>
    <meta:editing-duration>PT1H46M39S</meta:editing-duration>
    <meta:editing-cycles>24</meta:editing-cycles>
    <meta:print-date>2012-04-16T10:32:00</meta:print-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